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снайперские камни</text:p>
          </table:table-cell>
          <table:table-cell table:formula="of:=CONCATENATE(&quot;L.marker([0],{icon: redIcon}).addTo(places).bindPopup('&quot;;[.A1];&quot;');&quot;)" office:value-type="string" office:string-value="L.marker([0],{icon: redIcon}).addTo(places).bindPopup('снайперские камни');" calcext:value-type="string">
            <text:p>L.marker([0],{icon: redIcon}).addTo(places).bindPopup('снайперские камни');</text:p>
          </table:table-cell>
        </table:table-row>
        <table:table-row table:style-name="ro1">
          <table:table-cell office:value-type="string" calcext:value-type="string">
            <text:p>новая заправка</text:p>
          </table:table-cell>
          <table:table-cell table:formula="of:=CONCATENATE(&quot;L.marker([0],{icon: redIcon}).addTo(places).bindPopup('&quot;;[.A2];&quot;');&quot;)" office:value-type="string" office:string-value="L.marker([0],{icon: redIcon}).addTo(places).bindPopup('новая заправка');" calcext:value-type="string">
            <text:p>L.marker([0],{icon: redIcon}).addTo(places).bindPopup('новая заправка');</text:p>
          </table:table-cell>
        </table:table-row>
        <table:table-row table:style-name="ro1">
          <table:table-cell office:value-type="string" calcext:value-type="string">
            <text:p>лэпка</text:p>
          </table:table-cell>
          <table:table-cell table:formula="of:=CONCATENATE(&quot;L.marker([0],{icon: redIcon}).addTo(places).bindPopup('&quot;;[.A3];&quot;');&quot;)" office:value-type="string" office:string-value="L.marker([0],{icon: redIcon}).addTo(places).bindPopup('лэпка');" calcext:value-type="string">
            <text:p>L.marker([0],{icon: redIcon}).addTo(places).bindPopup('лэпка');</text:p>
          </table:table-cell>
        </table:table-row>
        <table:table-row table:style-name="ro1">
          <table:table-cell office:value-type="string" calcext:value-type="string">
            <text:p>двухсотка</text:p>
          </table:table-cell>
          <table:table-cell table:formula="of:=CONCATENATE(&quot;L.marker([0],{icon: redIcon}).addTo(places).bindPopup('&quot;;[.A4];&quot;');&quot;)" office:value-type="string" office:string-value="L.marker([0],{icon: redIcon}).addTo(places).bindPopup('двухсотка');" calcext:value-type="string">
            <text:p>L.marker([0],{icon: redIcon}).addTo(places).bindPopup('двухсотка');</text:p>
          </table:table-cell>
        </table:table-row>
        <table:table-row table:style-name="ro1">
          <table:table-cell office:value-type="string" calcext:value-type="string">
            <text:p>двушка</text:p>
          </table:table-cell>
          <table:table-cell table:formula="of:=CONCATENATE(&quot;L.marker([0],{icon: redIcon}).addTo(places).bindPopup('&quot;;[.A5];&quot;');&quot;)" office:value-type="string" office:string-value="L.marker([0],{icon: redIcon}).addTo(places).bindPopup('двушка');" calcext:value-type="string">
            <text:p>L.marker([0],{icon: redIcon}).addTo(places).bindPopup('двушка');</text:p>
          </table:table-cell>
        </table:table-row>
        <table:table-row table:style-name="ro1">
          <table:table-cell office:value-type="string" calcext:value-type="string">
            <text:p>трешка</text:p>
          </table:table-cell>
          <table:table-cell table:formula="of:=CONCATENATE(&quot;L.marker([0],{icon: redIcon}).addTo(places).bindPopup('&quot;;[.A6];&quot;');&quot;)" office:value-type="string" office:string-value="L.marker([0],{icon: redIcon}).addTo(places).bindPopup('трешка');" calcext:value-type="string">
            <text:p>L.marker([0],{icon: redIcon}).addTo(places).bindPopup('трешка');</text:p>
          </table:table-cell>
        </table:table-row>
        <table:table-row table:style-name="ro1">
          <table:table-cell office:value-type="string" calcext:value-type="string">
            <text:p>платник</text:p>
          </table:table-cell>
          <table:table-cell table:formula="of:=CONCATENATE(&quot;L.marker([0],{icon: redIcon}).addTo(places).bindPopup('&quot;;[.A7];&quot;');&quot;)" office:value-type="string" office:string-value="L.marker([0],{icon: redIcon}).addTo(places).bindPopup('платник');" calcext:value-type="string">
            <text:p>L.marker([0],{icon: redIcon}).addTo(places).bindPopup('платник');</text:p>
          </table:table-cell>
        </table:table-row>
        <table:table-row table:style-name="ro1">
          <table:table-cell office:value-type="string" calcext:value-type="string">
            <text:p>шаверма</text:p>
          </table:table-cell>
          <table:table-cell table:formula="of:=CONCATENATE(&quot;L.marker([0],{icon: redIcon}).addTo(places).bindPopup('&quot;;[.A8];&quot;');&quot;)" office:value-type="string" office:string-value="L.marker([0],{icon: redIcon}).addTo(places).bindPopup('шаверма');" calcext:value-type="string">
            <text:p>L.marker([0],{icon: redIcon}).addTo(places).bindPopup('шаверма');</text:p>
          </table:table-cell>
        </table:table-row>
        <table:table-row table:style-name="ro1">
          <table:table-cell office:value-type="string" calcext:value-type="string">
            <text:p>гринбокс</text:p>
          </table:table-cell>
          <table:table-cell table:formula="of:=CONCATENATE(&quot;L.marker([0],{icon: redIcon}).addTo(places).bindPopup('&quot;;[.A9];&quot;');&quot;)" office:value-type="string" office:string-value="L.marker([0],{icon: redIcon}).addTo(places).bindPopup('гринбокс');" calcext:value-type="string">
            <text:p>L.marker([0],{icon: redIcon}).addTo(places).bindPopup('гринбокс');</text:p>
          </table:table-cell>
        </table:table-row>
        <table:table-row table:style-name="ro1">
          <table:table-cell office:value-type="string" calcext:value-type="string">
            <text:p>кпп диких</text:p>
          </table:table-cell>
          <table:table-cell table:formula="of:=CONCATENATE(&quot;L.marker([0],{icon: redIcon}).addTo(places).bindPopup('&quot;;[.A10];&quot;');&quot;)" office:value-type="string" office:string-value="L.marker([0],{icon: redIcon}).addTo(places).bindPopup('кпп диких');" calcext:value-type="string">
            <text:p>L.marker([0],{icon: redIcon}).addTo(places).bindPopup('кпп диких');</text:p>
          </table:table-cell>
        </table:table-row>
        <table:table-row table:style-name="ro1">
          <table:table-cell office:value-type="string" calcext:value-type="string">
            <text:p>сотка</text:p>
          </table:table-cell>
          <table:table-cell table:formula="of:=CONCATENATE(&quot;L.marker([0],{icon: redIcon}).addTo(places).bindPopup('&quot;;[.A11];&quot;');&quot;)" office:value-type="string" office:string-value="L.marker([0],{icon: redIcon}).addTo(places).bindPopup('сотка');" calcext:value-type="string">
            <text:p>L.marker([0],{icon: redIcon}).addTo(places).bindPopup('сотка');</text:p>
          </table:table-cell>
        </table:table-row>
        <table:table-row table:style-name="ro1">
          <table:table-cell office:value-type="string" calcext:value-type="string">
            <text:p>магазин</text:p>
          </table:table-cell>
          <table:table-cell table:formula="of:=CONCATENATE(&quot;L.marker([0],{icon: redIcon}).addTo(places).bindPopup('&quot;;[.A12];&quot;');&quot;)" office:value-type="string" office:string-value="L.marker([0],{icon: redIcon}).addTo(places).bindPopup('магазин');" calcext:value-type="string">
            <text:p>L.marker([0],{icon: redIcon}).addTo(places).bindPopup('магазин');</text:p>
          </table:table-cell>
        </table:table-row>
        <table:table-row table:style-name="ro1">
          <table:table-cell office:value-type="string" calcext:value-type="string">
            <text:p>квадрат</text:p>
          </table:table-cell>
          <table:table-cell table:formula="of:=CONCATENATE(&quot;L.marker([0],{icon: redIcon}).addTo(places).bindPopup('&quot;;[.A13];&quot;');&quot;)" office:value-type="string" office:string-value="L.marker([0],{icon: redIcon}).addTo(places).bindPopup('квадрат');" calcext:value-type="string">
            <text:p>L.marker([0],{icon: redIcon}).addTo(places).bindPopup('квадрат');</text:p>
          </table:table-cell>
        </table:table-row>
        <table:table-row table:style-name="ro1">
          <table:table-cell office:value-type="string" calcext:value-type="string">
            <text:p>скелет</text:p>
          </table:table-cell>
          <table:table-cell table:formula="of:=CONCATENATE(&quot;L.marker([0],{icon: redIcon}).addTo(places).bindPopup('&quot;;[.A14];&quot;');&quot;)" office:value-type="string" office:string-value="L.marker([0],{icon: redIcon}).addTo(places).bindPopup('скелет');" calcext:value-type="string">
            <text:p>L.marker([0],{icon: redIcon}).addTo(places).bindPopup('скелет');</text:p>
          </table:table-cell>
        </table:table-row>
        <table:table-row table:style-name="ro1">
          <table:table-cell office:value-type="string" calcext:value-type="string">
            <text:p>крепость</text:p>
          </table:table-cell>
          <table:table-cell table:formula="of:=CONCATENATE(&quot;L.marker([0],{icon: redIcon}).addTo(places).bindPopup('&quot;;[.A15];&quot;');&quot;)" office:value-type="string" office:string-value="L.marker([0],{icon: redIcon}).addTo(places).bindPopup('крепость');" calcext:value-type="string">
            <text:p>L.marker([0],{icon: redIcon}).addTo(places).bindPopup('крепость');</text:p>
          </table:table-cell>
        </table:table-row>
        <table:table-row table:style-name="ro1">
          <table:table-cell office:value-type="string" calcext:value-type="string">
            <text:p>мозайка</text:p>
          </table:table-cell>
          <table:table-cell table:formula="of:=CONCATENATE(&quot;L.marker([0],{icon: redIcon}).addTo(places).bindPopup('&quot;;[.A16];&quot;');&quot;)" office:value-type="string" office:string-value="L.marker([0],{icon: redIcon}).addTo(places).bindPopup('мозайка');" calcext:value-type="string">
            <text:p>L.marker([0],{icon: redIcon}).addTo(places).bindPopup('мозайка');</text:p>
          </table:table-cell>
        </table:table-row>
        <table:table-row table:style-name="ro1">
          <table:table-cell office:value-type="string" calcext:value-type="string">
            <text:p>гараж</text:p>
          </table:table-cell>
          <table:table-cell table:formula="of:=CONCATENATE(&quot;L.marker([0],{icon: redIcon}).addTo(places).bindPopup('&quot;;[.A17];&quot;');&quot;)" office:value-type="string" office:string-value="L.marker([0],{icon: redIcon}).addTo(places).bindPopup('гараж');" calcext:value-type="string">
            <text:p>L.marker([0],{icon: redIcon}).addTo(places).bindPopup('гараж');</text:p>
          </table:table-cell>
        </table:table-row>
        <table:table-row table:style-name="ro1">
          <table:table-cell office:value-type="string" calcext:value-type="string">
            <text:p>зига</text:p>
          </table:table-cell>
          <table:table-cell table:formula="of:=CONCATENATE(&quot;L.marker([0],{icon: redIcon}).addTo(places).bindPopup('&quot;;[.A18];&quot;');&quot;)" office:value-type="string" office:string-value="L.marker([0],{icon: redIcon}).addTo(places).bindPopup('зига');" calcext:value-type="string">
            <text:p>L.marker([0],{icon: redIcon}).addTo(places).bindPopup('зига');</text:p>
          </table:table-cell>
        </table:table-row>
        <table:table-row table:style-name="ro1">
          <table:table-cell office:value-type="string" calcext:value-type="string">
            <text:p>мохнатка</text:p>
          </table:table-cell>
          <table:table-cell table:formula="of:=CONCATENATE(&quot;L.marker([0],{icon: redIcon}).addTo(places).bindPopup('&quot;;[.A19];&quot;');&quot;)" office:value-type="string" office:string-value="L.marker([0],{icon: redIcon}).addTo(places).bindPopup('мохнатка');" calcext:value-type="string">
            <text:p>L.marker([0],{icon: redIcon}).addTo(places).bindPopup('мохнатка');</text:p>
          </table:table-cell>
        </table:table-row>
        <table:table-row table:style-name="ro1">
          <table:table-cell office:value-type="string" calcext:value-type="string">
            <text:p>гаражи</text:p>
          </table:table-cell>
          <table:table-cell table:formula="of:=CONCATENATE(&quot;L.marker([0],{icon: redIcon}).addTo(places).bindPopup('&quot;;[.A20];&quot;');&quot;)" office:value-type="string" office:string-value="L.marker([0],{icon: redIcon}).addTo(places).bindPopup('гаражи');" calcext:value-type="string">
            <text:p>L.marker([0],{icon: redIcon}).addTo(places).bindPopup('гаражи');</text:p>
          </table:table-cell>
        </table:table-row>
        <table:table-row table:style-name="ro1">
          <table:table-cell office:value-type="string" calcext:value-type="string">
            <text:p>кпп USECов</text:p>
          </table:table-cell>
          <table:table-cell table:formula="of:=CONCATENATE(&quot;L.marker([0],{icon: redIcon}).addTo(places).bindPopup('&quot;;[.A21];&quot;');&quot;)" office:value-type="string" office:string-value="L.marker([0],{icon: redIcon}).addTo(places).bindPopup('кпп USECов');" calcext:value-type="string">
            <text:p>L.marker([0],{icon: redIcon}).addTo(places).bindPopup('кпп USECов');</text:p>
          </table:table-cell>
        </table:table-row>
        <table:table-row table:style-name="ro1">
          <table:table-cell office:value-type="string" calcext:value-type="string">
            <text:p>гнездо</text:p>
          </table:table-cell>
          <table:table-cell table:formula="of:=CONCATENATE(&quot;L.marker([0],{icon: redIcon}).addTo(places).bindPopup('&quot;;[.A22];&quot;');&quot;)" office:value-type="string" office:string-value="L.marker([0],{icon: redIcon}).addTo(places).bindPopup('гнездо');" calcext:value-type="string">
            <text:p>L.marker([0],{icon: redIcon}).addTo(places).bindPopup('гнездо');</text:p>
          </table:table-cell>
        </table:table-row>
        <table:table-row table:style-name="ro1">
          <table:table-cell office:value-type="string" calcext:value-type="string">
            <text:p>калитка</text:p>
          </table:table-cell>
          <table:table-cell table:formula="of:=CONCATENATE(&quot;L.marker([0],{icon: redIcon}).addTo(places).bindPopup('&quot;;[.A23];&quot;');&quot;)" office:value-type="string" office:string-value="L.marker([0],{icon: redIcon}).addTo(places).bindPopup('калитка');" calcext:value-type="string">
            <text:p>L.marker([0],{icon: redIcon}).addTo(places).bindPopup('калитка');</text:p>
          </table:table-cell>
        </table:table-row>
        <table:table-row table:style-name="ro1">
          <table:table-cell office:value-type="string" calcext:value-type="string">
            <text:p>старая заправка</text:p>
          </table:table-cell>
          <table:table-cell table:formula="of:=CONCATENATE(&quot;L.marker([0],{icon: redIcon}).addTo(places).bindPopup('&quot;;[.A24];&quot;');&quot;)" office:value-type="string" office:string-value="L.marker([0],{icon: redIcon}).addTo(places).bindPopup('старая заправка');" calcext:value-type="string">
            <text:p>L.marker([0],{icon: redIcon}).addTo(places).bindPopup('старая заправка');</text:p>
          </table:table-cell>
        </table:table-row>
        <table:table-row table:style-name="ro1">
          <table:table-cell office:value-type="string" calcext:value-type="string">
            <text:p>мост у старой</text:p>
          </table:table-cell>
          <table:table-cell table:formula="of:=CONCATENATE(&quot;L.marker([0],{icon: redIcon}).addTo(places).bindPopup('&quot;;[.A25];&quot;');&quot;)" office:value-type="string" office:string-value="L.marker([0],{icon: redIcon}).addTo(places).bindPopup('мост у старой');" calcext:value-type="string">
            <text:p>L.marker([0],{icon: redIcon}).addTo(places).bindPopup('мост у старой');</text:p>
          </table:table-cell>
        </table:table-row>
        <table:table-row table:style-name="ro1">
          <table:table-cell office:value-type="string" calcext:value-type="string">
            <text:p>перепрыжка</text:p>
          </table:table-cell>
          <table:table-cell table:formula="of:=CONCATENATE(&quot;L.marker([0],{icon: redIcon}).addTo(places).bindPopup('&quot;;[.A26];&quot;');&quot;)" office:value-type="string" office:string-value="L.marker([0],{icon: redIcon}).addTo(places).bindPopup('перепрыжка');" calcext:value-type="string">
            <text:p>L.marker([0],{icon: redIcon}).addTo(places).bindPopup('перепрыжка');</text:p>
          </table:table-cell>
        </table:table-row>
        <table:table-row table:style-name="ro1">
          <table:table-cell office:value-type="string" calcext:value-type="string">
            <text:p>4й склад</text:p>
          </table:table-cell>
          <table:table-cell table:formula="of:=CONCATENATE(&quot;L.marker([0],{icon: redIcon}).addTo(places).bindPopup('&quot;;[.A27];&quot;');&quot;)" office:value-type="string" office:string-value="L.marker([0],{icon: redIcon}).addTo(places).bindPopup('4й склад');" calcext:value-type="string">
            <text:p>L.marker([0],{icon: redIcon}).addTo(places).bindPopup('4й склад');</text:p>
          </table:table-cell>
        </table:table-row>
        <table:table-row table:style-name="ro1">
          <table:table-cell office:value-type="string" calcext:value-type="string">
            <text:p>3й склад</text:p>
          </table:table-cell>
          <table:table-cell table:formula="of:=CONCATENATE(&quot;L.marker([0],{icon: redIcon}).addTo(places).bindPopup('&quot;;[.A28];&quot;');&quot;)" office:value-type="string" office:string-value="L.marker([0],{icon: redIcon}).addTo(places).bindPopup('3й склад');" calcext:value-type="string">
            <text:p>L.marker([0],{icon: redIcon}).addTo(places).bindPopup('3й склад');</text:p>
          </table:table-cell>
        </table:table-row>
        <table:table-row table:style-name="ro1">
          <table:table-cell office:value-type="string" calcext:value-type="string">
            <text:p>5й склад</text:p>
          </table:table-cell>
          <table:table-cell table:formula="of:=CONCATENATE(&quot;L.marker([0],{icon: redIcon}).addTo(places).bindPopup('&quot;;[.A29];&quot;');&quot;)" office:value-type="string" office:string-value="L.marker([0],{icon: redIcon}).addTo(places).bindPopup('5й склад');" calcext:value-type="string">
            <text:p>L.marker([0],{icon: redIcon}).addTo(places).bindPopup('5й склад');</text:p>
          </table:table-cell>
        </table:table-row>
        <table:table-row table:style-name="ro1">
          <table:table-cell office:value-type="string" calcext:value-type="string">
            <text:p>склад USECов</text:p>
          </table:table-cell>
          <table:table-cell table:formula="of:=CONCATENATE(&quot;L.marker([0],{icon: redIcon}).addTo(places).bindPopup('&quot;;[.A30];&quot;');&quot;)" office:value-type="string" office:string-value="L.marker([0],{icon: redIcon}).addTo(places).bindPopup('склад USECов');" calcext:value-type="string">
            <text:p>L.marker([0],{icon: redIcon}).addTo(places).bindPopup('склад USECов');</text:p>
          </table:table-cell>
        </table:table-row>
        <table:table-row table:style-name="ro1">
          <table:table-cell office:value-type="string" calcext:value-type="string">
            <text:p>холодный склад</text:p>
          </table:table-cell>
          <table:table-cell table:formula="of:=CONCATENATE(&quot;L.marker([0],{icon: redIcon}).addTo(places).bindPopup('&quot;;[.A31];&quot;');&quot;)" office:value-type="string" office:string-value="L.marker([0],{icon: redIcon}).addTo(places).bindPopup('холодный склад');" calcext:value-type="string">
            <text:p>L.marker([0],{icon: redIcon}).addTo(places).bindPopup('холодный склад');</text:p>
          </table:table-cell>
        </table:table-row>
        <table:table-row table:style-name="ro1">
          <table:table-cell office:value-type="string" calcext:value-type="string">
            <text:p>графити</text:p>
          </table:table-cell>
          <table:table-cell table:formula="of:=CONCATENATE(&quot;L.marker([0],{icon: redIcon}).addTo(places).bindPopup('&quot;;[.A32];&quot;');&quot;)" office:value-type="string" office:string-value="L.marker([0],{icon: redIcon}).addTo(places).bindPopup('графити');" calcext:value-type="string">
            <text:p>L.marker([0],{icon: redIcon}).addTo(places).bindPopup('графити');</text:p>
          </table:table-cell>
        </table:table-row>
        <table:table-row table:style-name="ro1">
          <table:table-cell office:value-type="string" calcext:value-type="string">
            <text:p>огнеопасно</text:p>
          </table:table-cell>
          <table:table-cell table:formula="of:=CONCATENATE(&quot;L.marker([0],{icon: redIcon}).addTo(places).bindPopup('&quot;;[.A33];&quot;');&quot;)" office:value-type="string" office:string-value="L.marker([0],{icon: redIcon}).addTo(places).bindPopup('огнеопасно');" calcext:value-type="string">
            <text:p>L.marker([0],{icon: redIcon}).addTo(places).bindPopup('огнеопасно');</text:p>
          </table:table-cell>
        </table:table-row>
        <table:table-row table:style-name="ro1">
          <table:table-cell office:value-type="string" calcext:value-type="string">
            <text:p>проходная</text:p>
          </table:table-cell>
          <table:table-cell table:formula="of:=CONCATENATE(&quot;L.marker([0],{icon: redIcon}).addTo(places).bindPopup('&quot;;[.A34];&quot;');&quot;)" office:value-type="string" office:string-value="L.marker([0],{icon: redIcon}).addTo(places).bindPopup('проходная');" calcext:value-type="string">
            <text:p>L.marker([0],{icon: redIcon}).addTo(places).bindPopup('проходная');</text:p>
          </table:table-cell>
        </table:table-row>
        <table:table-row table:style-name="ro1">
          <table:table-cell office:value-type="string" calcext:value-type="string">
            <text:p>поваленный вагон</text:p>
          </table:table-cell>
          <table:table-cell table:formula="of:=CONCATENATE(&quot;L.marker([0],{icon: redIcon}).addTo(places).bindPopup('&quot;;[.A35];&quot;');&quot;)" office:value-type="string" office:string-value="L.marker([0],{icon: redIcon}).addTo(places).bindPopup('поваленный вагон');" calcext:value-type="string">
            <text:p>L.marker([0],{icon: redIcon}).addTo(places).bindPopup('поваленный вагон');</text:p>
          </table:table-cell>
        </table:table-row>
        <table:table-row table:style-name="ro1">
          <table:table-cell office:value-type="string" calcext:value-type="string">
            <text:p>жопа поезда</text:p>
          </table:table-cell>
          <table:table-cell table:formula="of:=CONCATENATE(&quot;L.marker([0],{icon: redIcon}).addTo(places).bindPopup('&quot;;[.A36];&quot;');&quot;)" office:value-type="string" office:string-value="L.marker([0],{icon: redIcon}).addTo(places).bindPopup('жопа поезда');" calcext:value-type="string">
            <text:p>L.marker([0],{icon: redIcon}).addTo(places).bindPopup('жопа поезда');</text:p>
          </table:table-cell>
        </table:table-row>
        <table:table-row table:style-name="ro1">
          <table:table-cell office:value-type="string" calcext:value-type="string">
            <text:p>голова поезда</text:p>
          </table:table-cell>
          <table:table-cell table:formula="of:=CONCATENATE(&quot;L.marker([0],{icon: redIcon}).addTo(places).bindPopup('&quot;;[.A37];&quot;');&quot;)" office:value-type="string" office:string-value="L.marker([0],{icon: redIcon}).addTo(places).bindPopup('голова поезда');" calcext:value-type="string">
            <text:p>L.marker([0],{icon: redIcon}).addTo(places).bindPopup('голова поезда');</text:p>
          </table:table-cell>
        </table:table-row>
        <table:table-row table:style-name="ro1">
          <table:table-cell office:value-type="string" calcext:value-type="string">
            <text:p>дворик складов</text:p>
          </table:table-cell>
          <table:table-cell table:formula="of:=CONCATENATE(&quot;L.marker([0],{icon: redIcon}).addTo(places).bindPopup('&quot;;[.A38];&quot;');&quot;)" office:value-type="string" office:string-value="L.marker([0],{icon: redIcon}).addTo(places).bindPopup('дворик складов');" calcext:value-type="string">
            <text:p>L.marker([0],{icon: redIcon}).addTo(places).bindPopup('дворик складов');</text:p>
          </table:table-cell>
        </table:table-row>
        <table:table-row table:style-name="ro1">
          <table:table-cell office:value-type="string" calcext:value-type="string">
            <text:p>канава</text:p>
          </table:table-cell>
          <table:table-cell table:formula="of:=CONCATENATE(&quot;L.marker([0],{icon: redIcon}).addTo(places).bindPopup('&quot;;[.A39];&quot;');&quot;)" office:value-type="string" office:string-value="L.marker([0],{icon: redIcon}).addTo(places).bindPopup('канава');" calcext:value-type="string">
            <text:p>L.marker([0],{icon: redIcon}).addTo(places).bindPopup('канава');</text:p>
          </table:table-cell>
        </table:table-row>
        <table:table-row table:style-name="ro1">
          <table:table-cell office:value-type="string" calcext:value-type="string">
            <text:p>трейлерный парк</text:p>
          </table:table-cell>
          <table:table-cell table:formula="of:=CONCATENATE(&quot;L.marker([0],{icon: redIcon}).addTo(places).bindPopup('&quot;;[.A40];&quot;');&quot;)" office:value-type="string" office:string-value="L.marker([0],{icon: redIcon}).addTo(places).bindPopup('трейлерный парк');" calcext:value-type="string">
            <text:p>L.marker([0],{icon: redIcon}).addTo(places).bindPopup('трейлерный парк');</text:p>
          </table:table-cell>
        </table:table-row>
        <table:table-row table:style-name="ro1">
          <table:table-cell office:value-type="string" calcext:value-type="string">
            <text:p>перекресток</text:p>
          </table:table-cell>
          <table:table-cell table:formula="of:=CONCATENATE(&quot;L.marker([0],{icon: redIcon}).addTo(places).bindPopup('&quot;;[.A41];&quot;');&quot;)" office:value-type="string" office:string-value="L.marker([0],{icon: redIcon}).addTo(places).bindPopup('перекресток');" calcext:value-type="string">
            <text:p>L.marker([0],{icon: redIcon}).addTo(places).bindPopup('перекресток');</text:p>
          </table:table-cell>
        </table:table-row>
        <table:table-row table:style-name="ro1">
          <table:table-cell office:value-type="string" calcext:value-type="string">
            <text:p>секретка</text:p>
          </table:table-cell>
          <table:table-cell table:formula="of:=CONCATENATE(&quot;L.marker([0],{icon: redIcon}).addTo(places).bindPopup('&quot;;[.A42];&quot;');&quot;)" office:value-type="string" office:string-value="L.marker([0],{icon: redIcon}).addTo(places).bindPopup('секретка');" calcext:value-type="string">
            <text:p>L.marker([0],{icon: redIcon}).addTo(places).bindPopup('секретка');</text:p>
          </table:table-cell>
        </table:table-row>
        <table:table-row table:style-name="ro1">
          <table:table-cell office:value-type="string" calcext:value-type="string">
            <text:p>скрипучка, синяя будка(скрипучка)</text:p>
          </table:table-cell>
          <table:table-cell table:formula="of:=CONCATENATE(&quot;L.marker([0],{icon: redIcon}).addTo(places).bindPopup('&quot;;[.A43];&quot;');&quot;)" office:value-type="string" office:string-value="L.marker([0],{icon: redIcon}).addTo(places).bindPopup('скрипучка, синяя будка(скрипучка)');" calcext:value-type="string">
            <text:p>L.marker([0],{icon: redIcon}).addTo(places).bindPopup('скрипучка, синяя будка(скрипучка)');</text:p>
          </table:table-cell>
        </table:table-row>
        <table:table-row table:style-name="ro1">
          <table:table-cell office:value-type="string" calcext:value-type="string">
            <text:p>синяя будка(трейлерка)</text:p>
          </table:table-cell>
          <table:table-cell table:formula="of:=CONCATENATE(&quot;L.marker([0],{icon: redIcon}).addTo(places).bindPopup('&quot;;[.A44];&quot;');&quot;)" office:value-type="string" office:string-value="L.marker([0],{icon: redIcon}).addTo(places).bindPopup('синяя будка(трейлерка)');" calcext:value-type="string">
            <text:p>L.marker([0],{icon: redIcon}).addTo(places).bindPopup('синяя будка(трейлерка)');</text:p>
          </table:table-cell>
        </table:table-row>
        <table:table-row table:style-name="ro1">
          <table:table-cell office:value-type="string" calcext:value-type="string">
            <text:p>контейнер-перепрыжка</text:p>
          </table:table-cell>
          <table:table-cell table:formula="of:=CONCATENATE(&quot;L.marker([0],{icon: redIcon}).addTo(places).bindPopup('&quot;;[.A45];&quot;');&quot;)" office:value-type="string" office:string-value="L.marker([0],{icon: redIcon}).addTo(places).bindPopup('контейнер-перепрыжка');" calcext:value-type="string">
            <text:p>L.marker([0],{icon: redIcon}).addTo(places).bindPopup('контейнер-перепрыжка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23:47:14.067000000</meta:creation-date>
    <dc:date>2021-03-12T23:57:30.498000000</dc:date>
    <meta:editing-duration>PT10M17S</meta:editing-duration>
    <meta:editing-cycles>1</meta:editing-cycles>
    <meta:document-statistic meta:table-count="1" meta:cell-count="90" meta:object-count="0"/>
    <meta:generator>LibreOffice/7.1.0.3$Windows_X86_64 LibreOffice_project/f6099ecf3d29644b5008cc8f48f42f4a40986e4c</meta:generator>
  </office:meta>
</office:document-meta>
</file>